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  <style:text-properties style:font-name="Courier New" fo:font-size="11pt" fo:language="en" fo:country="GB" style:font-name-asian="Courier New" style:font-size-asian="11pt" style:font-name-complex="Courier New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 concerning the Metadata for the Armagh Meteorological Archive</text:p>
      <text:p text:style-name="P1"/>
      <text:p text:style-name="P1">A catalogue of the items contained in Archive is given, in order of the catalogue number, in the file: <text:s/>metadata-04March2020-ordno</text:p>
      <text:p text:style-name="P1"/>
      <text:p text:style-name="P1">Many of the earlier items were scanned by Erin Park in 2004. The scans are contained on a DVD and a digital copy of individual items </text:p>
      <text:p text:style-name="P1">may be requested from the librarian at Armagh Observatory. </text:p>
      <text:p text:style-name="P1"/>
      <text:p text:style-name="P1">The entire directory amounts to approximately 2.4 Gbytes. <text:s/>Items from </text:p>
      <text:p text:style-name="P1">later in the 20th century, including the work done in the 1990s and in the early 21st century have not been scanned and so are only </text:p>
      <text:p text:style-name="P1">available in the original documents stored at Armagh Observatory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topher Butler</meta:initial-creator>
    <meta:creation-date>2022-02-07T12:16:36.51</meta:creation-date>
    <meta:document-statistic meta:table-count="0" meta:image-count="0" meta:object-count="0" meta:page-count="1" meta:paragraph-count="7" meta:word-count="109" meta:character-count="655"/>
    <dc:date>2022-02-07T12:19:08.14</dc:date>
    <dc:creator>Christopher Butler</dc:creator>
    <meta:editing-duration>PT2M33S</meta:editing-duration>
    <meta:editing-cycles>1</meta:editing-cycles>
    <meta:generator>OpenOffice/4.1.3$Win32 OpenOffice.org_project/413m1$Build-9783</meta:generator>
  </office:meta>
</office:document-meta>
</file>